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faf59" officeooo:paragraph-rsid="001faf59"/>
    </style:style>
    <style:style style:name="P2" style:family="paragraph" style:parent-style-name="Standard">
      <style:text-properties officeooo:paragraph-rsid="0020ccaa"/>
    </style:style>
    <style:style style:name="P3" style:family="paragraph" style:parent-style-name="Standard">
      <style:text-properties officeooo:rsid="00217f33" officeooo:paragraph-rsid="002a8078"/>
    </style:style>
    <style:style style:name="P4" style:family="paragraph" style:parent-style-name="Standard">
      <style:text-properties officeooo:rsid="0022183d" officeooo:paragraph-rsid="0022183d"/>
    </style:style>
    <style:style style:name="P5" style:family="paragraph" style:parent-style-name="Standard">
      <style:text-properties officeooo:rsid="0025b200" officeooo:paragraph-rsid="0025b200"/>
    </style:style>
    <style:style style:name="P6" style:family="paragraph" style:parent-style-name="Standard">
      <style:text-properties officeooo:rsid="0025b200" officeooo:paragraph-rsid="002732d2"/>
    </style:style>
    <style:style style:name="P7" style:family="paragraph" style:parent-style-name="Standard">
      <style:text-properties officeooo:paragraph-rsid="002732d2"/>
    </style:style>
    <style:style style:name="P8" style:family="paragraph" style:parent-style-name="Standard">
      <style:text-properties officeooo:paragraph-rsid="00287d36"/>
    </style:style>
    <style:style style:name="P9" style:family="paragraph" style:parent-style-name="Standard">
      <style:text-properties officeooo:rsid="0028e925" officeooo:paragraph-rsid="0028e925"/>
    </style:style>
    <style:style style:name="P10" style:family="paragraph" style:parent-style-name="Standard">
      <style:text-properties officeooo:paragraph-rsid="002bd21c"/>
    </style:style>
    <style:style style:name="P11" style:family="paragraph" style:parent-style-name="Standard">
      <style:text-properties style:text-position="0% 100%" officeooo:rsid="0025b200" officeooo:paragraph-rsid="0025b200"/>
    </style:style>
    <style:style style:name="P12" style:family="paragraph" style:parent-style-name="Standard">
      <style:text-properties style:text-position="0% 100%" officeooo:rsid="00287d36" officeooo:paragraph-rsid="002732d2"/>
    </style:style>
    <style:style style:name="P13" style:family="paragraph" style:parent-style-name="Standard">
      <style:text-properties officeooo:paragraph-rsid="00235c9f"/>
    </style:style>
    <style:style style:name="P14" style:family="paragraph" style:parent-style-name="Standard">
      <style:text-properties officeooo:rsid="002dde43" officeooo:paragraph-rsid="002dde43"/>
    </style:style>
    <style:style style:name="P15" style:family="paragraph" style:parent-style-name="Standard">
      <style:text-properties officeooo:paragraph-rsid="002c147f"/>
    </style:style>
    <style:style style:name="P16" style:family="paragraph" style:parent-style-name="Standard">
      <style:text-properties officeooo:rsid="002eccd8" officeooo:paragraph-rsid="002eccd8"/>
    </style:style>
    <style:style style:name="P17" style:family="paragraph" style:parent-style-name="Standard">
      <style:text-properties officeooo:rsid="003082f8" officeooo:paragraph-rsid="003082f8"/>
    </style:style>
    <style:style style:name="P18" style:family="paragraph" style:parent-style-name="Standard">
      <style:text-properties officeooo:rsid="0030934c" officeooo:paragraph-rsid="0030934c"/>
    </style:style>
    <style:style style:name="P19" style:family="paragraph" style:parent-style-name="Standard">
      <style:text-properties officeooo:rsid="00330e3d" officeooo:paragraph-rsid="00330e3d"/>
    </style:style>
    <style:style style:name="P20" style:family="paragraph" style:parent-style-name="Standard">
      <style:text-properties officeooo:rsid="0035378b" officeooo:paragraph-rsid="0035378b"/>
    </style:style>
    <style:style style:name="P21" style:family="paragraph" style:parent-style-name="Standard">
      <style:text-properties officeooo:rsid="00362cef" officeooo:paragraph-rsid="00362cef"/>
    </style:style>
    <style:style style:name="P22" style:family="paragraph" style:parent-style-name="Standard">
      <style:text-properties officeooo:rsid="0036f3eb" officeooo:paragraph-rsid="0036f3eb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officeooo:rsid="001faf59"/>
    </style:style>
    <style:style style:name="T2" style:family="text">
      <style:text-properties officeooo:rsid="0020ccaa"/>
    </style:style>
    <style:style style:name="T3" style:family="text">
      <style:text-properties style:text-position="sub 58%" fo:font-style="italic" style:font-style-asian="italic" style:font-style-complex="italic"/>
    </style:style>
    <style:style style:name="T4" style:family="text">
      <style:text-properties style:text-position="sub 58%" fo:font-style="italic" officeooo:rsid="0020ccaa" style:font-style-asian="italic" style:font-style-complex="italic"/>
    </style:style>
    <style:style style:name="T5" style:family="text">
      <style:text-properties style:text-position="sub 58%" fo:font-style="italic" officeooo:rsid="00217f33" style:font-style-asian="italic" style:font-style-complex="italic"/>
    </style:style>
    <style:style style:name="T6" style:family="text">
      <style:text-properties style:text-position="sub 58%" fo:font-style="italic" officeooo:rsid="0024e3a1" style:font-style-asian="italic" style:font-style-complex="italic"/>
    </style:style>
    <style:style style:name="T7" style:family="text">
      <style:text-properties style:text-position="sub 58%" fo:font-style="italic" officeooo:rsid="002732d2" style:font-style-asian="italic" style:font-style-complex="italic"/>
    </style:style>
    <style:style style:name="T8" style:family="text">
      <style:text-properties style:text-position="sub 58%" fo:font-style="italic" officeooo:rsid="00287d36" style:font-style-asian="italic" style:font-style-complex="italic"/>
    </style:style>
    <style:style style:name="T9" style:family="text">
      <style:text-properties style:text-position="sub 58%" fo:font-style="italic" officeooo:rsid="001faf59" style:font-style-asian="italic" style:font-style-complex="italic"/>
    </style:style>
    <style:style style:name="T10" style:family="text">
      <style:text-properties style:text-position="sub 58%" fo:font-style="italic" officeooo:rsid="0028e925" style:font-style-asian="italic" style:font-style-complex="italic"/>
    </style:style>
    <style:style style:name="T11" style:family="text">
      <style:text-properties style:text-position="sub 58%" fo:font-style="italic" officeooo:rsid="002bd21c" style:font-style-asian="italic" style:font-style-complex="italic"/>
    </style:style>
    <style:style style:name="T12" style:family="text">
      <style:text-properties style:text-position="sub 58%" fo:font-style="italic" officeooo:rsid="002c147f" style:font-style-asian="italic" style:font-style-complex="italic"/>
    </style:style>
    <style:style style:name="T13" style:family="text">
      <style:text-properties style:text-position="sub 58%" fo:font-style="italic" officeooo:rsid="002e9d81" style:font-style-asian="italic" style:font-style-complex="italic"/>
    </style:style>
    <style:style style:name="T14" style:family="text">
      <style:text-properties style:text-position="sub 58%" officeooo:rsid="0028e925"/>
    </style:style>
    <style:style style:name="T15" style:family="text">
      <style:text-properties officeooo:rsid="0022183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22183d" style:font-weight-asian="bold" style:font-weight-complex="bold"/>
    </style:style>
    <style:style style:name="T18" style:family="text">
      <style:text-properties fo:font-weight="bold" officeooo:rsid="0020ccaa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22183d" style:font-weight-asian="normal" style:font-weight-complex="normal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025b200" style:font-style-asian="italic" style:font-style-complex="italic"/>
    </style:style>
    <style:style style:name="T24" style:family="text">
      <style:text-properties fo:font-style="italic" officeooo:rsid="001faf59" style:font-style-asian="italic" style:font-style-complex="italic"/>
    </style:style>
    <style:style style:name="T25" style:family="text">
      <style:text-properties fo:font-style="italic" officeooo:rsid="002a8078" style:font-style-asian="italic" style:font-style-complex="italic"/>
    </style:style>
    <style:style style:name="T26" style:family="text">
      <style:text-properties fo:font-style="italic" officeooo:rsid="002bd21c" style:font-style-asian="italic" style:font-style-complex="italic"/>
    </style:style>
    <style:style style:name="T27" style:family="text">
      <style:text-properties fo:font-style="italic" officeooo:rsid="0035a44c" style:font-style-asian="italic" style:font-style-complex="italic"/>
    </style:style>
    <style:style style:name="T28" style:family="text">
      <style:text-properties fo:font-style="italic" officeooo:rsid="0035e819" style:font-style-asian="italic" style:font-style-complex="italic"/>
    </style:style>
    <style:style style:name="T29" style:family="text">
      <style:text-properties officeooo:rsid="00235c9f"/>
    </style:style>
    <style:style style:name="T30" style:family="text">
      <style:text-properties fo:font-style="normal" officeooo:rsid="00235f75" style:font-style-asian="normal" style:font-style-complex="normal"/>
    </style:style>
    <style:style style:name="T31" style:family="text">
      <style:text-properties fo:font-style="normal" officeooo:rsid="00235c9f" style:font-style-asian="normal" style:font-style-complex="normal"/>
    </style:style>
    <style:style style:name="T32" style:family="text">
      <style:text-properties fo:font-style="normal" officeooo:rsid="0025b200" style:font-style-asian="normal" style:font-style-complex="normal"/>
    </style:style>
    <style:style style:name="T33" style:family="text">
      <style:text-properties fo:font-style="normal" officeooo:rsid="002a8078" style:font-style-asian="normal" style:font-style-complex="normal"/>
    </style:style>
    <style:style style:name="T34" style:family="text">
      <style:text-properties officeooo:rsid="0024e3a1"/>
    </style:style>
    <style:style style:name="T35" style:family="text">
      <style:text-properties style:text-position="0% 100%"/>
    </style:style>
    <style:style style:name="T36" style:family="text">
      <style:text-properties style:text-position="0% 100%" officeooo:rsid="0024e3a1"/>
    </style:style>
    <style:style style:name="T37" style:family="text">
      <style:text-properties style:text-position="0% 100%" officeooo:rsid="002732d2"/>
    </style:style>
    <style:style style:name="T38" style:family="text">
      <style:text-properties style:text-position="0% 100%" officeooo:rsid="0020ccaa"/>
    </style:style>
    <style:style style:name="T39" style:family="text">
      <style:text-properties style:text-position="0% 100%" style:text-underline-style="solid" style:text-underline-width="auto" style:text-underline-color="font-color" officeooo:rsid="0020ccaa"/>
    </style:style>
    <style:style style:name="T40" style:family="text">
      <style:text-properties style:text-position="0% 100%" fo:font-weight="bold" officeooo:rsid="0020ccaa" style:font-weight-asian="bold" style:font-weight-complex="bold"/>
    </style:style>
    <style:style style:name="T41" style:family="text">
      <style:text-properties style:text-position="0% 100%" fo:font-weight="bold" officeooo:rsid="0028e925" style:font-weight-asian="bold" style:font-weight-complex="bold"/>
    </style:style>
    <style:style style:name="T42" style:family="text">
      <style:text-properties style:text-position="0% 100%" fo:font-style="italic" style:font-style-asian="italic" style:font-style-complex="italic"/>
    </style:style>
    <style:style style:name="T43" style:family="text">
      <style:text-properties style:text-position="0% 100%" fo:font-style="italic" officeooo:rsid="0020ccaa" style:font-style-asian="italic" style:font-style-complex="italic"/>
    </style:style>
    <style:style style:name="T44" style:family="text">
      <style:text-properties style:text-position="0% 100%" fo:font-style="italic" officeooo:rsid="002732d2" style:font-style-asian="italic" style:font-style-complex="italic"/>
    </style:style>
    <style:style style:name="T45" style:family="text">
      <style:text-properties style:text-position="0% 100%" fo:font-style="italic" officeooo:rsid="00287d36" style:font-style-asian="italic" style:font-style-complex="italic"/>
    </style:style>
    <style:style style:name="T46" style:family="text">
      <style:text-properties style:text-position="0% 100%" fo:font-style="italic" officeooo:rsid="0025b200" style:font-style-asian="italic" style:font-style-complex="italic"/>
    </style:style>
    <style:style style:name="T47" style:family="text">
      <style:text-properties style:text-position="0% 100%" fo:font-style="italic" officeooo:rsid="001faf59" style:font-style-asian="italic" style:font-style-complex="italic"/>
    </style:style>
    <style:style style:name="T48" style:family="text">
      <style:text-properties style:text-position="0% 100%" fo:font-style="italic" officeooo:rsid="0028e925" style:font-style-asian="italic" style:font-style-complex="italic"/>
    </style:style>
    <style:style style:name="T49" style:family="text">
      <style:text-properties style:text-position="0% 100%" fo:font-style="italic" officeooo:rsid="002a8078" style:font-style-asian="italic" style:font-style-complex="italic"/>
    </style:style>
    <style:style style:name="T50" style:family="text">
      <style:text-properties style:text-position="0% 100%" fo:font-style="italic" officeooo:rsid="002e9d81" style:font-style-asian="italic" style:font-style-complex="italic"/>
    </style:style>
    <style:style style:name="T51" style:family="text">
      <style:text-properties style:text-position="0% 100%" fo:font-style="italic" officeooo:rsid="0035e819" style:font-style-asian="italic" style:font-style-complex="italic"/>
    </style:style>
    <style:style style:name="T52" style:family="text">
      <style:text-properties style:text-position="0% 100%" officeooo:rsid="00287d36"/>
    </style:style>
    <style:style style:name="T53" style:family="text">
      <style:text-properties style:text-position="0% 100%" officeooo:rsid="001faf59"/>
    </style:style>
    <style:style style:name="T54" style:family="text">
      <style:text-properties style:text-position="0% 100%" fo:font-style="normal" officeooo:rsid="001faf59" style:font-style-asian="normal" style:font-style-complex="normal"/>
    </style:style>
    <style:style style:name="T55" style:family="text">
      <style:text-properties style:text-position="0% 100%" fo:font-style="normal" officeooo:rsid="00287d36" style:font-style-asian="normal" style:font-style-complex="normal"/>
    </style:style>
    <style:style style:name="T56" style:family="text">
      <style:text-properties style:text-position="0% 100%" fo:font-style="normal" officeooo:rsid="002a8078" style:font-style-asian="normal" style:font-style-complex="normal"/>
    </style:style>
    <style:style style:name="T57" style:family="text">
      <style:text-properties style:text-position="0% 100%" fo:font-style="normal" officeooo:rsid="0025b200" style:font-style-asian="normal" style:font-style-complex="normal"/>
    </style:style>
    <style:style style:name="T58" style:family="text">
      <style:text-properties style:text-position="0% 100%" fo:font-style="normal" officeooo:rsid="002e9d81" style:font-style-asian="normal" style:font-style-complex="normal"/>
    </style:style>
    <style:style style:name="T59" style:family="text">
      <style:text-properties style:text-position="0% 100%" fo:font-style="normal" officeooo:rsid="002732d2" style:font-style-asian="normal" style:font-style-complex="normal"/>
    </style:style>
    <style:style style:name="T60" style:family="text">
      <style:text-properties style:text-position="0% 100%" officeooo:rsid="0028e925"/>
    </style:style>
    <style:style style:name="T61" style:family="text">
      <style:text-properties style:text-position="0% 100%" officeooo:rsid="002e9d81"/>
    </style:style>
    <style:style style:name="T62" style:family="text">
      <style:text-properties style:text-position="0% 100%" officeooo:rsid="002eccd8"/>
    </style:style>
    <style:style style:name="T63" style:family="text">
      <style:text-properties style:text-position="0% 100%" officeooo:rsid="0035e819"/>
    </style:style>
    <style:style style:name="T64" style:family="text">
      <style:text-properties officeooo:rsid="002a8078"/>
    </style:style>
    <style:style style:name="T65" style:family="text">
      <style:text-properties officeooo:rsid="002bd21c"/>
    </style:style>
    <style:style style:name="T66" style:family="text">
      <style:text-properties officeooo:rsid="002c147f"/>
    </style:style>
    <style:style style:name="T67" style:family="text">
      <style:text-properties officeooo:rsid="002eccd8"/>
    </style:style>
    <style:style style:name="T68" style:family="text">
      <style:text-properties officeooo:rsid="0031c0b3"/>
    </style:style>
    <style:style style:name="T69" style:family="text">
      <style:text-properties officeooo:rsid="003421c9"/>
    </style:style>
    <style:style style:name="T70" style:family="text">
      <style:text-properties officeooo:rsid="0035a44c"/>
    </style:style>
    <style:style style:name="T71" style:family="text">
      <style:text-properties officeooo:rsid="0035e819"/>
    </style:style>
    <style:style style:name="T72" style:family="text">
      <style:text-properties officeooo:rsid="00362cef"/>
    </style:style>
    <style:style style:name="T73" style:family="text">
      <style:text-properties officeooo:rsid="00368673"/>
    </style:style>
    <style:style style:name="T74" style:family="text">
      <style:text-properties fo:color="#000000" style:font-name="Consolas" fo:font-size="10pt" style:font-size-asian="10pt"/>
    </style:style>
    <style:style style:name="T75" style:family="text">
      <style:text-properties fo:color="#000000" style:font-name="Consolas" fo:font-size="10pt" officeooo:rsid="0036f3eb" style:font-size-asian="10pt"/>
    </style:style>
    <style:style style:name="T76" style:family="text">
      <style:text-properties fo:color="#3f5fbf" style:font-name="Consolas" fo:font-size="10pt" style:font-size-asian="10pt"/>
    </style:style>
    <style:style style:name="T77" style:family="text">
      <style:text-properties fo:color="#3f5fbf" style:font-name="Consolas" fo:font-size="10pt" officeooo:rsid="0036f3eb" style:font-size-asian="10pt"/>
    </style:style>
    <style:style style:name="T78" style:family="text">
      <style:text-properties fo:color="#7f7f9f" style:font-name="Consolas" fo:font-size="10pt" style:font-size-asian="10pt"/>
    </style:style>
    <style:style style:name="T79" style:family="text">
      <style:text-properties fo:color="#7f9fbf" style:font-name="Consolas" fo:font-size="10pt" fo:font-weight="bold" style:font-size-asian="10pt" style:font-weight-asian="bold"/>
    </style:style>
    <style:style style:name="T80" style:family="text">
      <style:text-properties fo:color="#7f0055" style:font-name="Consolas" fo:font-size="10pt" fo:font-weight="bold" style:font-size-asian="10pt" style:font-weight-asian="bold"/>
    </style:style>
    <style:style style:name="T81" style:family="text">
      <style:text-properties fo:color="#6a3e3e" style:font-name="Consolas" fo:font-size="10pt" style:font-size-asian="10pt"/>
    </style:style>
    <style:style style:name="T82" style:family="text">
      <style:text-properties fo:color="#3f7f5f" style:font-name="Consolas" fo:font-size="10pt" style:font-size-asian="10pt"/>
    </style:style>
    <style:style style:name="T83" style:family="text">
      <style:text-properties fo:color="#0000c0" style:font-name="Consolas" fo:font-size="10pt" style:font-size-asian="10pt"/>
    </style:style>
    <style:style style:name="T84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Definitionen für Espresso:</text:h>
      <text:p text:style-name="P1">Ein <text:span text:style-name="T21">Doppelbit</text:span> ist ein Tupel aus 2 Bits und kann folgende Werte annehmen:</text:p>
      <text:p text:style-name="P1">00 : <text:span text:style-name="T16">Inv</text:span><text:span text:style-name="T19"> </text:span><text:span text:style-name="T20">(= Invalid)</text:span></text:p>
      <text:p text:style-name="P1">01 : <text:span text:style-name="T16">Zero</text:span></text:p>
      <text:p text:style-name="P1">10 : <text:span text:style-name="T16">One</text:span></text:p>
      <text:p text:style-name="P1">11 : <text:span text:style-name="T17">DC</text:span><text:span text:style-name="T15"> (= </text:span>Don‘t Care<text:span text:style-name="T15">)</text:span></text:p>
      <text:p text:style-name="P1"/>
      <text:p text:style-name="P1">Sei <text:span text:style-name="T22">f</text:span> eine Funktion von n Variablen, dann ist ein <text:span text:style-name="T21">Cube</text:span> <text:span text:style-name="T27">C</text:span><text:span text:style-name="T5">f</text:span> von <text:span text:style-name="T22">f</text:span> ein Tupel aus n Doppelbits, <text:span text:style-name="T2">von welchen keines </text:span><text:span text:style-name="T18">Inv</text:span><text:span text:style-name="T2"> sein darf</text:span>.</text:p>
      <text:p text:style-name="P1"/>
      <text:p text:style-name="P5">Eine Menge <text:span text:style-name="T27">S</text:span> aus Cube<text:span text:style-name="T70">s</text:span> heißt <text:span text:style-name="T21">Set</text:span>. <text:span text:style-name="T27">S</text:span><text:span text:style-name="T6">1</text:span><text:span text:style-name="T34"> ∘ </text:span><text:span text:style-name="T27">S</text:span><text:span text:style-name="T6">2</text:span><text:span text:style-name="T36"> </text:span><text:span text:style-name="T35">bedeutet</text:span><text:span text:style-name="T62"> hier</text:span><text:span text:style-name="T35"> die Konkatenation zweier Sets.</text:span></text:p>
      <text:p text:style-name="P11"/>
      <text:p text:style-name="P6"><text:span text:style-name="T38">Eine </text:span><text:span text:style-name="T39">Belegung</text:span><text:span text:style-name="T38"> ordnet jeder Eingangsvariable einen Wert aus {</text:span><text:span text:style-name="T40">Zero</text:span><text:span text:style-name="T38">, </text:span><text:span text:style-name="T40">One</text:span><text:span text:style-name="T38">} zu. Eine Belegung einer Funktion </text:span><text:span text:style-name="T43">f</text:span><text:span text:style-name="T38"> von n Variablen ist folglich durch ein Tupel </text:span><text:span text:style-name="T43">B</text:span><text:span text:style-name="T4">f</text:span><text:span text:style-name="T38"> aus n Doppelbits, die entweder </text:span><text:span text:style-name="T40">Zero</text:span><text:span text:style-name="T38"> oder </text:span><text:span text:style-name="T40">One</text:span><text:span text:style-name="T38"> sein dürfen, vollständig spezifiziert.</text:span></text:p>
      <text:p text:style-name="P11"/>
      <text:p text:style-name="P7"><text:span text:style-name="T37">Interpretation: Ein Cube </text:span><text:span text:style-name="T51">C</text:span><text:span text:style-name="T7">f</text:span><text:span text:style-name="T37"> </text:span><text:span text:style-name="T61">beschreibt/</text:span><text:span text:style-name="T37">spezifiziert eine</text:span><text:span text:style-name="T62"> "rechteckige"</text:span><text:span text:style-name="T37"> Teilmenge</text:span><text:span text:style-name="T61"> M</text:span><text:span text:style-name="T37"> aus der Menge aller Belegungen von </text:span><text:span text:style-name="T50">f</text:span><text:span text:style-name="T61"> geschrieben M(</text:span><text:span text:style-name="T51">C</text:span><text:span text:style-name="T13">f</text:span><text:span text:style-name="T61">). </text:span><text:span text:style-name="T59">Spezifiziere</text:span><text:span text:style-name="T37"> </text:span><text:span text:style-name="T51">C</text:span><text:span text:style-name="T7">1</text:span><text:span text:style-name="T37"> eine Menge </text:span><text:span text:style-name="T44">M</text:span><text:span text:style-name="T7">1</text:span><text:span text:style-name="T37"> und </text:span><text:span text:style-name="T51">C</text:span><text:span text:style-name="T7">2</text:span><text:span text:style-name="T37"> eine Menge </text:span><text:span text:style-name="T44">M</text:span><text:span text:style-name="T7">2</text:span><text:span text:style-name="T37">, dann spezifiziert d</text:span><text:span text:style-name="T63">as</text:span><text:span text:style-name="T37"> Set </text:span><text:span text:style-name="T51">S</text:span><text:span text:style-name="T37"> = </text:span><text:span text:style-name="T51">C</text:span><text:span text:style-name="T7">1</text:span><text:span text:style-name="T44"> </text:span><text:span text:style-name="T37">∘ </text:span><text:span text:style-name="T51">C</text:span><text:span text:style-name="T7">2</text:span><text:span text:style-name="T37"> die Menge </text:span><text:span text:style-name="T44">M</text:span><text:span text:style-name="T7">1</text:span><text:span text:style-name="T37"> </text:span><text:bookmark text:name="Inhalt1"/><text:span text:style-name="T35">⋃</text:span><text:span text:style-name="T37"> </text:span><text:span text:style-name="T45">M</text:span><text:span text:style-name="T8">2</text:span><text:span text:style-name="T58"> oder anders geschrieben: </text:span><text:span text:style-name="T58"><draw:frame draw:style-name="fr2" draw:name="Objekt4" text:anchor-type="as-char" svg:y="-0.386cm" svg:width="5.427cm" svg:height="0.54cm" draw:z-index="1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12"/>
      <text:p text:style-name="P9"><text:span text:style-name="T52">Ü</text:span><text:span text:style-name="T35">berdeckung (Coverage): Spezifiziere </text:span><text:span text:style-name="T51">S</text:span><text:span text:style-name="T3">1</text:span><text:span text:style-name="T35"> die Menge </text:span><text:span text:style-name="T42">M</text:span><text:span text:style-name="T3">1</text:span><text:span text:style-name="T35"> und </text:span><text:span text:style-name="T51">S</text:span><text:span text:style-name="T3">2</text:span><text:span text:style-name="T35"> die Menge </text:span><text:span text:style-name="T42">M</text:span><text:span text:style-name="T3">2</text:span><text:span text:style-name="T35">, dann gilt </text:span><text:span text:style-name="T51">S</text:span><text:span text:style-name="T3">1</text:span><text:span text:style-name="T35"> covers </text:span><text:span text:style-name="T51">S</text:span><text:span text:style-name="T3">2</text:span><text:span text:style-name="T35">, wenn </text:span><text:span text:style-name="T42">M</text:span><text:span text:style-name="T3">2</text:span><text:span text:style-name="T35"> ⊆ </text:span><text:span text:style-name="T42">M</text:span><text:span text:style-name="T3">1</text:span><text:span text:style-name="T50">: </text:span><text:span text:style-name="T50"><draw:frame draw:style-name="fr2" draw:name="Objekt5" text:anchor-type="as-char" svg:y="-0.386cm" svg:width="5.456cm" svg:height="0.54cm" draw:z-index="2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1"/>
      <text:p text:style-name="P8"><text:span text:style-name="T1">Eine zweistufige, logische Funktion </text:span><text:span text:style-name="T24">f</text:span><text:span text:style-name="T1"> aus n Variablen wird spezifiziert durch drei Sets </text:span><text:span text:style-name="T23">ON</text:span><text:span text:style-name="T4">f</text:span><text:span text:style-name="T1">, </text:span><text:span text:style-name="T24">DC</text:span><text:span text:style-name="T9">f</text:span><text:span text:style-name="T1">, </text:span><text:span text:style-name="T24">OFF</text:span><text:span text:style-name="T9">f</text:span><text:span text:style-name="T53">. </text:span><text:span text:style-name="T52">Für alle</text:span><text:span text:style-name="T60"> Belegungen</text:span><text:span text:style-name="T52"> </text:span><text:span text:style-name="T45">B</text:span><text:span text:style-name="T8">f</text:span><text:span text:style-name="T14"> </text:span><text:span text:style-name="T52">: </text:span><text:span text:style-name="T45">ON</text:span><text:span text:style-name="T8">f</text:span><text:span text:style-name="T60"> covers </text:span><text:span text:style-name="T48">B</text:span><text:span text:style-name="T10">f</text:span><text:span text:style-name="T60"> wertet </text:span><text:span text:style-name="T48">f</text:span><text:span text:style-name="T60"> zu </text:span><text:span text:style-name="T41">One</text:span><text:span text:style-name="T60"> aus, für alle </text:span><text:span text:style-name="T48">B</text:span><text:span text:style-name="T10">f</text:span><text:span text:style-name="T60"> : </text:span><text:span text:style-name="T48">OFF</text:span><text:span text:style-name="T10">f</text:span><text:span text:style-name="T60"> covers </text:span><text:span text:style-name="T48">B</text:span><text:span text:style-name="T10">f</text:span><text:span text:style-name="T60"> wertet </text:span><text:span text:style-name="T48">f</text:span><text:span text:style-name="T60"> zu </text:span><text:span text:style-name="T41">Zero</text:span><text:span text:style-name="T60"> aus. Für </text:span><text:span text:style-name="T48">DC</text:span><text:span text:style-name="T10">f</text:span><text:span text:style-name="T60"> kann die entsprechende Bildmenge frei gewählt werden, um einen hohen Grad der Optimierung zu erreichen.</text:span></text:p>
      <text:p text:style-name="P8"><text:span text:style-name="T46">O</text:span><text:span text:style-name="T45">N</text:span><text:span text:style-name="T4">f</text:span><text:span text:style-name="T53"> </text:span><text:span text:style-name="T52">∘ </text:span><text:span text:style-name="T47">DC</text:span><text:span text:style-name="T9">f</text:span><text:span text:style-name="T53"> </text:span><text:span text:style-name="T52">∘ </text:span><text:span text:style-name="T47">OFF</text:span><text:span text:style-name="T9">f</text:span><text:span text:style-name="T54"> </text:span><text:span text:style-name="T55">spezifizieren zusammen die Menge aller</text:span><text:span text:style-name="T58"> möglichen</text:span><text:span text:style-name="T55"> Belegungen von </text:span><text:span text:style-name="T48">f</text:span><text:span text:style-name="T55">.</text:span></text:p>
      <text:p text:style-name="P2"/>
      <text:p text:style-name="P4">Bitoperatoren: and, or, not sind Operatoren auf <text:span text:style-name="T66">Cubes</text:span> [...]</text:p>
      <text:p text:style-name="P4"/>
      <text:p text:style-name="P16">Bedeutung der and-Operation: <draw:frame draw:style-name="fr2" draw:name="Objekt6" text:anchor-type="as-char" svg:y="-0.386cm" svg:width="5.893cm" svg:height="0.54cm" draw:z-index="3"><draw:object xlink:href="./Object 6" xlink:type="simple" xlink:show="embed" xlink:actuate="onLoad"/><draw:image xlink:href="./ObjectReplacements/Object 6" xlink:type="simple" xlink:show="embed" xlink:actuate="onLoad"/></draw:frame></text:p>
      <text:p text:style-name="P10"/>
      <text:p text:style-name="P15"><text:span text:style-name="T67">Bedeutung der or-Operation: Spezifiziere </text:span><text:span text:style-name="T28">C</text:span><text:span text:style-name="T11">1</text:span><text:span text:style-name="T65"> die Menge </text:span><text:span text:style-name="T26">M</text:span><text:span text:style-name="T11">1</text:span><text:span text:style-name="T65"> und </text:span><text:span text:style-name="T28">C</text:span><text:span text:style-name="T11">2</text:span><text:span text:style-name="T65"> die Menge </text:span><text:span text:style-name="T26">M</text:span><text:span text:style-name="T11">2</text:span><text:span text:style-name="T65">, dann spezifiziert </text:span><text:span text:style-name="T28">C</text:span><text:span text:style-name="T11">1</text:span><text:span text:style-name="T65"> or </text:span><text:span text:style-name="T28">C</text:span><text:span text:style-name="T12">2</text:span><text:span text:style-name="T65"> die kleinste "rechteckige" Hülle </text:span><text:span text:style-name="T26">M</text:span><text:span text:style-name="T11">3</text:span><text:span text:style-name="T65"> : </text:span><text:span text:style-name="T26">M</text:span><text:span text:style-name="T11">1</text:span><text:span text:style-name="T65"> ⊆ </text:span><text:span text:style-name="T26">M</text:span><text:span text:style-name="T11">3</text:span><text:span text:style-name="T65"> ∧ </text:span><text:span text:style-name="T26">M</text:span><text:span text:style-name="T11">2</text:span><text:span text:style-name="T65"> ⊆ </text:span><text:span text:style-name="T26">M</text:span><text:span text:style-name="T11">3</text:span><text:span text:style-name="T65">. (Hier genauere Definition)</text:span></text:p>
      <text:p text:style-name="P15"/>
      <text:p text:style-name="P14">Enthällt ein Cube das Doppelbi<text:span text:style-name="T67">t</text:span> <text:span text:style-name="T16">Inv</text:span>, so spezifiziert er die leere Menge<text:span text:style-name="T67">: </text:span><text:span text:style-name="T67"><draw:frame draw:style-name="fr2" draw:name="Objekt7" text:anchor-type="as-char" svg:y="-0.386cm" svg:width="3.953cm" svg:height="0.508cm" draw:z-index="4"><draw:object xlink:href="./Object 7" xlink:type="simple" xlink:show="embed" xlink:actuate="onLoad"/><draw:image xlink:href="./ObjectReplacements/Object 7" xlink:type="simple" xlink:show="embed" xlink:actuate="onLoad"/></draw:frame></text:span></text:p>
      <text:h text:style-name="Heading_20_2" text:outline-level="2">Prüfen, ob Cube <text:span text:style-name="T34">T</text:span>eil eines Sets ist</text:h>
      <text:p text:style-name="P3"><text:span text:style-name="T64">Spezifiziere ein Cube </text:span><text:span text:style-name="T28">C</text:span><text:span text:style-name="T64"> die Menge </text:span><text:span text:style-name="T25">M</text:span><text:span text:style-name="T64">. </text:span>Eine Belegung <text:span text:style-name="T22">B</text:span><text:span text:style-name="T56"> </text:span><text:span text:style-name="T21">erfüllt</text:span> <text:span text:style-name="T28">C</text:span> genau dann, wenn<text:span text:style-name="T64"> </text:span><draw:frame draw:style-name="fr1" draw:name="Objekt1" text:anchor-type="as-char" svg:y="-0.386cm" svg:width="5.489cm" svg:height="0.508cm" draw:z-index="0"><draw:object xlink:href="./Object 1" xlink:type="simple" xlink:show="embed" xlink:actuate="onLoad"/><draw:image xlink:href="./ObjectReplacements/Object 1" xlink:type="simple" xlink:show="embed" xlink:actuate="onLoad"/><svg:desc>Formel</svg:desc></draw:frame></text:p>
      <text:p text:style-name="P3"/>
      <text:p text:style-name="P13"><text:span text:style-name="T29">Ein Cube </text:span><text:span text:style-name="T28">U</text:span><text:span text:style-name="T29"> wird von einem Set </text:span><text:span text:style-name="T51">S</text:span><text:span text:style-name="T49"> </text:span><text:span text:style-name="T57">überdeckt</text:span><text:span text:style-name="T32"> (gecovert)</text:span><text:span text:style-name="T31"> wenn das Hinzufügen von </text:span><text:span text:style-name="T28">U</text:span><text:span text:style-name="T30"> zu </text:span><text:span text:style-name="T28">S</text:span><text:span text:style-name="T30"> keine Auswirkung auf die </text:span><text:span text:style-name="T33">durch </text:span><text:span text:style-name="T28">S</text:span><text:span text:style-name="T33"> spezifizierte Menge </text:span><text:span text:style-name="T30">hat: </text:span><text:span text:style-name="T30"><draw:frame draw:style-name="fr1" draw:name="Objekt2" text:anchor-type="as-char" svg:y="-0.386cm" svg:width="5.696cm" svg:height="0.508cm" draw:z-index="8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3"/>
      <text:p text:style-name="P14">Daraus folgt, dass es eine Teilmenge <text:span text:style-name="T71">S</text:span>' ⊆ <text:span text:style-name="T71">S</text:span> geben muss, sodass: <draw:frame draw:style-name="fr2" draw:name="Objekt3" text:anchor-type="as-char" svg:y="-0.386cm" svg:width="13.481cm" svg:height="0.54cm" draw:z-index="9"><draw:object xlink:href="./Object 3" xlink:type="simple" xlink:show="embed" xlink:actuate="onLoad"/><draw:image xlink:href="./ObjectReplacements/Object 3" xlink:type="simple" xlink:show="embed" xlink:actuate="onLoad"/></draw:frame></text:p>
      <text:p text:style-name="P17">Das Ausschließen von <text:span text:style-name="T16">Inv</text:span> ist keine Notwendigkeit für die Richtigkeit der zweiten Teilaussage, reduziert im Folgenden aber den Rechenaufwand.</text:p>
      <text:p text:style-name="P17"><text:soft-page-break/></text:p>
      <text:p text:style-name="P17">Es gilt: <draw:frame draw:style-name="fr2" draw:name="Objekt8" text:anchor-type="as-char" svg:y="-0.386cm" svg:width="16.046cm" svg:height="0.543cm" draw:z-index="5"><draw:object xlink:href="./Object 8" xlink:type="simple" xlink:show="embed" xlink:actuate="onLoad"/><draw:image xlink:href="./ObjectReplacements/Object 8" xlink:type="simple" xlink:show="embed" xlink:actuate="onLoad"/></draw:frame><text:span text:style-name="T68"> <text:s/>wobei <text:s/>|M| die Kardinalität der Menge M ist.</text:span></text:p>
      <text:p text:style-name="P18">Das heißt, das Zusammenfassen von zwei Cube<text:span text:style-name="T71">s</text:span> mit der or-Operation ist nur dann möglich, wenn das Ergebnis genau so viele Belegungen abdeckt, wie d<text:span text:style-name="T71">as</text:span> Set aus beiden Cube<text:span text:style-name="T71">s</text:span>.</text:p>
      <text:p text:style-name="P18"/>
      <text:p text:style-name="P19">Die Berechnung der Kardinalität <text:span text:style-name="T69">eines </text:span>beliebige<text:span text:style-name="T69">n</text:span> Sets<text:span text:style-name="T69"> </text:span><text:span text:style-name="T28">S</text:span> wird schnell zu einem schwierigen Problem. Es sei denn<text:span text:style-name="T69">: </text:span><text:span text:style-name="T69"><draw:frame draw:style-name="fr2" draw:name="Objekt9" text:anchor-type="as-char" svg:y="-0.386cm" svg:width="5.121cm" svg:height="0.54cm" draw:z-index="6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19"/>
      <text:p text:style-name="P20">Annahme: Es existiert zu jedem Set <text:span text:style-name="T28">S</text:span> ein hinreichend speichereffiziente<text:span text:style-name="T72">s </text:span>Set <draw:frame draw:style-name="fr2" draw:name="Objekt10" text:anchor-type="as-char" svg:y="-0.377cm" svg:width="0.443cm" svg:height="0.467cm" draw:z-index="7"><draw:object xlink:href="./Object 10" xlink:type="simple" xlink:show="embed" xlink:actuate="onLoad"/><draw:image xlink:href="./ObjectReplacements/Object 10" xlink:type="simple" xlink:show="embed" xlink:actuate="onLoad"/></draw:frame>, welche<text:span text:style-name="T73">s</text:span> die <text:span text:style-name="T73">letztere</text:span> Bedingung erfüllt<text:span text:style-name="T73"> (intersect-free ist)</text:span>.</text:p>
      <text:p text:style-name="P20"/>
      <text:p text:style-name="P21">Anhand dieses Sets kann effizient überprüft werden, ob ein Cube vollständig im Ursprünglichen OnD<text:span text:style-name="T73">c</text:span>-Set ist<text:span text:style-name="T73">: </text:span><text:span text:style-name="T73"><draw:frame draw:style-name="fr2" draw:name="Objekt11" text:anchor-type="as-char" svg:y="-0.386cm" svg:width="14.048cm" svg:height="0.543cm" draw:z-index="10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21"/>
      <text:p text:style-name="P22">Folgende Methode kann genutzt werden, um ein intersect-freies Set zu erstellen:</text:p>
      <text:p text:style-name="P22"><text:span text:style-name="T74"><text:s text:c="2"/></text:span><text:span text:style-name="T76">/**</text:span></text:p>
      <text:p text:style-name="P23"><text:span text:style-name="T76"><text:s text:c="3"/>* Adds cube c intersect</text:span><text:span text:style-name="T78">-</text:span><text:span text:style-name="T76">free:</text:span></text:p>
      <text:p text:style-name="P23"><text:span text:style-name="T76"><text:s text:c="3"/>* <text:s/></text:span><text:span text:style-name="T78">-</text:span><text:span text:style-name="T76"> Adds c, if c has no intersects with the existing cubes in the Set.</text:span></text:p>
      <text:p text:style-name="P23"><text:span text:style-name="T76"><text:s text:c="3"/>* <text:s/></text:span><text:span text:style-name="T78">-</text:span><text:span text:style-name="T76"> Don't adds c, if c is completely covered by one existing cube.</text:span></text:p>
      <text:p text:style-name="P23"><text:span text:style-name="T76"><text:s text:c="3"/>* <text:s/></text:span><text:span text:style-name="T78">-</text:span><text:span text:style-name="T76"> Splits up c into smaller cubes and tries to add them, if c has intersections with the existing cubes.</text:span></text:p>
      <text:p text:style-name="P23"><text:span text:style-name="T76"><text:s text:c="3"/>* </text:span><text:span text:style-name="T79">@return</text:span></text:p>
      <text:p text:style-name="P23"><text:span text:style-name="T76"><text:s text:c="3"/>* Returns true, if something was added</text:span></text:p>
      <text:p text:style-name="P23"><text:span text:style-name="T76"><text:s text:c="3"/>*/</text:span></text:p>
      <text:p text:style-name="P23"><text:span text:style-name="T74"><text:s text:c="2"/></text:span><text:span text:style-name="T80">public</text:span><text:span text:style-name="T74"> </text:span><text:span text:style-name="T80">boolean</text:span><text:span text:style-name="T74"> add(</text:span><text:span text:style-name="T80">final</text:span><text:span text:style-name="T74"> Cube </text:span><text:span text:style-name="T81">c</text:span><text:span text:style-name="T74">) {</text:span></text:p>
      <text:p text:style-name="P23"><text:span text:style-name="T74"><text:s text:c="3"/></text:span><text:span text:style-name="T80">for</text:span><text:span text:style-name="T74"> (</text:span><text:span text:style-name="T80">int</text:span><text:span text:style-name="T74"> </text:span><text:span text:style-name="T81">i</text:span><text:span text:style-name="T74"> = 0; </text:span><text:span text:style-name="T81">i</text:span><text:span text:style-name="T74"> &lt; </text:span><text:span text:style-name="T80">this</text:span><text:span text:style-name="T74">.size(); </text:span><text:span text:style-name="T81">i</text:span><text:span text:style-name="T74">++) {</text:span></text:p>
      <text:p text:style-name="P23"><text:span text:style-name="T74"><text:s text:c="4"/>Cube </text:span><text:span text:style-name="T81">a</text:span><text:span text:style-name="T74"> = </text:span><text:span text:style-name="T81">c</text:span><text:span text:style-name="T74">.and(</text:span><text:span text:style-name="T80">this</text:span><text:span text:style-name="T74">.get(</text:span><text:span text:style-name="T81">i</text:span><text:span text:style-name="T74">));</text:span></text:p>
      <text:p text:style-name="P23"><text:span text:style-name="T74"><text:s text:c="4"/></text:span><text:span text:style-name="T80">if</text:span><text:span text:style-name="T74"> (!</text:span><text:span text:style-name="T81">a</text:span><text:span text:style-name="T74">.isValid()) </text:span><text:span text:style-name="T80">continue</text:span><text:span text:style-name="T74">; </text:span><text:span text:style-name="T82">// c has no intersection with cube[i]</text:span></text:p>
      <text:p text:style-name="P23"><text:span text:style-name="T74"><text:s text:c="4"/></text:span><text:span text:style-name="T80">if</text:span><text:span text:style-name="T74"> (</text:span><text:span text:style-name="T81">a</text:span><text:span text:style-name="T74">.equals(</text:span><text:span text:style-name="T81">c</text:span><text:span text:style-name="T74">)) </text:span><text:span text:style-name="T80">return</text:span><text:span text:style-name="T74"> </text:span><text:span text:style-name="T80">false</text:span><text:span text:style-name="T74">; </text:span><text:span text:style-name="T82">// c is completely covered by one existing cube[i]</text:span></text:p>
      <text:p text:style-name="P23"><text:span text:style-name="T74"><text:s text:c="4"/></text:span><text:span text:style-name="T80">for</text:span><text:span text:style-name="T74"> (</text:span><text:span text:style-name="T80">int</text:span><text:span text:style-name="T74"> </text:span><text:span text:style-name="T81">j</text:span><text:span text:style-name="T74"> = 0; </text:span><text:span text:style-name="T81">j</text:span><text:span text:style-name="T74"> &lt; </text:span><text:span text:style-name="T81">c</text:span><text:span text:style-name="T74">.</text:span><text:span text:style-name="T83">width</text:span><text:span text:style-name="T74">; </text:span><text:span text:style-name="T81">j</text:span><text:span text:style-name="T74">++) </text:span><text:span text:style-name="T80">if</text:span><text:span text:style-name="T74"> (</text:span><text:span text:style-name="T81">c</text:span><text:span text:style-name="T74">.getVar(</text:span><text:span text:style-name="T81">j</text:span><text:span text:style-name="T74">) == </text:span><text:span text:style-name="T84">DC</text:span><text:span text:style-name="T74"> &amp;&amp; </text:span><text:span text:style-name="T81">a</text:span><text:span text:style-name="T74">.getVar(</text:span><text:span text:style-name="T81">j</text:span><text:span text:style-name="T74">) != </text:span><text:span text:style-name="T84">DC</text:span><text:span text:style-name="T74">) {</text:span></text:p>
      <text:p text:style-name="P23"><text:span text:style-name="T74"><text:s text:c="5"/></text:span><text:span text:style-name="T82">// split into smaller cubes and try again...</text:span></text:p>
      <text:p text:style-name="P23"><text:span text:style-name="T74"><text:s text:c="5"/>Cube </text:span><text:span text:style-name="T81">c1</text:span><text:span text:style-name="T74"> = </text:span><text:span text:style-name="T81">c</text:span><text:span text:style-name="T74">.clone();</text:span></text:p>
      <text:p text:style-name="P23"><text:span text:style-name="T74"><text:s text:c="5"/>Cube </text:span><text:span text:style-name="T81">c2</text:span><text:span text:style-name="T74"> = </text:span><text:span text:style-name="T81">c</text:span><text:span text:style-name="T74">.clone();</text:span></text:p>
      <text:p text:style-name="P23"><text:span text:style-name="T74"><text:s text:c="5"/></text:span><text:span text:style-name="T81">c1</text:span><text:span text:style-name="T74">.setVar(</text:span><text:span text:style-name="T81">j</text:span><text:span text:style-name="T74">, </text:span><text:span text:style-name="T84">ONE</text:span><text:span text:style-name="T74">);</text:span></text:p>
      <text:p text:style-name="P23"><text:span text:style-name="T74"><text:s text:c="5"/></text:span><text:span text:style-name="T81">c2</text:span><text:span text:style-name="T74">.setVar(</text:span><text:span text:style-name="T81">j</text:span><text:span text:style-name="T74">, </text:span><text:span text:style-name="T84">ZERO</text:span><text:span text:style-name="T74">);</text:span></text:p>
      <text:p text:style-name="P23"><text:span text:style-name="T74"><text:s text:c="5"/></text:span><text:span text:style-name="T80">return</text:span><text:span text:style-name="T74"> add(</text:span><text:span text:style-name="T81">c1</text:span><text:span text:style-name="T74">) | add(</text:span><text:span text:style-name="T81">c2</text:span><text:span text:style-name="T74">);</text:span></text:p>
      <text:p text:style-name="P23"><text:span text:style-name="T74"><text:s text:c="4"/>}</text:span></text:p>
      <text:p text:style-name="P23"><text:span text:style-name="T74"><text:s text:c="3"/>}</text:span></text:p>
      <text:p text:style-name="P23"><text:span text:style-name="T74"><text:s text:c="3"/></text:span><text:span text:style-name="T82">// c has no intersects with existing cubes</text:span></text:p>
      <text:p text:style-name="P23"><text:span text:style-name="T74"><text:s text:c="3"/></text:span><text:span text:style-name="T80">super</text:span><text:span text:style-name="T74">.add(</text:span><text:span text:style-name="T81">c</text:span><text:span text:style-name="T74">);</text:span></text:p>
      <text:p text:style-name="P23"><text:span text:style-name="T74"><text:s text:c="3"/></text:span><text:span text:style-name="T80">return</text:span><text:span text:style-name="T74"> </text:span><text:span text:style-name="T80">true</text:span><text:span text:style-name="T74">;</text:span></text:p>
      <text:p text:style-name="P23"><text:span text:style-name="T74"><text:s text:c="2"/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3T20:56:34.264000000</meta:creation-date>
    <dc:date>2017-06-04T15:52:15.281000000</dc:date>
    <meta:editing-duration>PT2H34M1S</meta:editing-duration>
    <meta:editing-cycles>11</meta:editing-cycles>
    <meta:generator>LibreOffice/5.3.2.2$Windows_X86_64 LibreOffice_project/6cd4f1ef626f15116896b1d8e1398b56da0d0ee1</meta:generator>
    <meta:document-statistic meta:table-count="0" meta:image-count="0" meta:object-count="11" meta:page-count="2" meta:paragraph-count="54" meta:word-count="652" meta:character-count="3830" meta:non-whitespace-character-count="3125"/>
  </office:meta>
</office:document-meta>
</file>

<file path=Object 1/content.xml><?xml version="1.0" encoding="utf-8"?>
<math xmlns="http://www.w3.org/1998/Math/MathML" display="block">
  <semantics>
    <mrow>
      <mrow>
        <mi>B</mi>
        <mo stretchy="false">∈</mo>
        <mtext>M</mtext>
      </mrow>
      <mrow>
        <mo fence="true" stretchy="false">(</mo>
        <mrow>
          <mi>C</mi>
        </mrow>
        <mo fence="true" stretchy="false">)</mo>
      </mrow>
      <mtext>  </mtext>
      <mo stretchy="false">⇔</mo>
      <mtext>  </mtext>
      <mstyle mathvariant="bold">
        <mtext>Inv</mtext>
      </mstyle>
      <mrow>
        <mtext> </mtext>
        <mo stretchy="false">∉</mo>
        <mtext> </mtext>
      </mrow>
      <mi>B</mi>
      <mtext>and</mtext>
      <mi>C</mi>
    </mrow>
    <annotation encoding="StarMath 5.0">B in "M"(C) "  " dlrarrow "  " bold "Inv" " " notin " " B "and" C</annotation>
  </semantics>
</math>
</file>

<file path=Object 10/content.xml><?xml version="1.0" encoding="utf-8"?>
<math xmlns="http://www.w3.org/1998/Math/MathML" display="block">
  <semantics>
    <mover accent="true">
      <mi>S</mi>
      <mo stretchy="false">¯</mo>
    </mover>
    <annotation encoding="StarMath 5.0">bar S</annotation>
  </semantics>
</math>
</file>

<file path=Object 11/content.xml><?xml version="1.0" encoding="utf-8"?>
<math xmlns="http://www.w3.org/1998/Math/MathML" display="block">
  <semantics>
    <mrow>
      <mover accent="true">
        <mi mathvariant="italic">OnDc</mi>
        <mo stretchy="false">¯</mo>
      </mover>
      <mtext>covers</mtext>
      <mi>U</mi>
      <mtext> </mtext>
      <mo stretchy="false">⇔</mo>
      <mtext> </mtext>
      <mo stretchy="false">∃</mo>
      <msub>
        <mi>C</mi>
        <mn>1</mn>
      </msub>
      <mn>...</mn>
      <mrow>
        <msub>
          <mi>C</mi>
          <mi>m</mi>
        </msub>
        <mo stretchy="false">∈</mo>
        <mover accent="true">
          <mi mathvariant="italic">OnDc</mi>
          <mo stretchy="false">¯</mo>
        </mover>
      </mrow>
      <mi mathvariant="normal">:</mi>
      <mrow>
        <mrow>
          <mo fence="true" stretchy="true">|</mo>
          <mrow>
            <mrow>
              <mtext>M</mtext>
              <mrow>
                <mo fence="true" stretchy="false">(</mo>
                <mrow>
                  <mi>U</mi>
                </mrow>
                <mo fence="true" stretchy="false">)</mo>
              </mrow>
            </mrow>
          </mrow>
          <mo fence="true" stretchy="true">|</mo>
        </mrow>
        <mo stretchy="false">=</mo>
        <mrow>
          <mrow>
            <mo fence="true" stretchy="true">|</mo>
            <mrow>
              <mrow>
                <mtext>M</mtext>
                <mrow>
                  <mo fence="true" stretchy="false">(</mo>
                  <mrow>
                    <mrow>
                      <msub>
                        <mi>C</mi>
                        <mn>1</mn>
                      </msub>
                      <mtext>and</mtext>
                      <mi>U</mi>
                    </mrow>
                  </mrow>
                  <mo fence="true" stretchy="false">)</mo>
                </mrow>
              </mrow>
            </mrow>
            <mo fence="true" stretchy="true">|</mo>
          </mrow>
          <mo stretchy="false">+</mo>
          <mn>...</mn>
          <mo stretchy="false">+</mo>
          <mrow>
            <mo fence="true" stretchy="true">|</mo>
            <mrow>
              <mrow>
                <mtext>M</mtext>
                <mrow>
                  <mo fence="true" stretchy="false">(</mo>
                  <mrow>
                    <mrow>
                      <msub>
                        <mi>C</mi>
                        <mi>m</mi>
                      </msub>
                      <mtext>and</mtext>
                      <mi>U</mi>
                    </mrow>
                  </mrow>
                  <mo fence="true" stretchy="false">)</mo>
                </mrow>
              </mrow>
            </mrow>
            <mo fence="true" stretchy="true">|</mo>
          </mrow>
        </mrow>
      </mrow>
    </mrow>
    <annotation encoding="StarMath 5.0">bar OnDc "covers" U " "dlrarrow" " exists C_1 ... C_m in bar OnDc: abs{ "M"(U) } = abs{"M"(C_1 "and" U)} + ... + abs{"M"(C_m "and" U)}</annotation>
  </semantics>
</math>
</file>

<file path=Object 2/content.xml><?xml version="1.0" encoding="utf-8"?>
<math xmlns="http://www.w3.org/1998/Math/MathML" display="block">
  <semantics>
    <mrow>
      <mi>S</mi>
      <mtext>covers</mtext>
      <mi>U</mi>
      <mtext> </mtext>
      <mo stretchy="false">⇔</mo>
      <mtext> </mtext>
      <mtext>M</mtext>
      <mrow>
        <mrow>
          <mo fence="true" stretchy="false">(</mo>
          <mrow>
            <mi>S</mi>
          </mrow>
          <mo fence="true" stretchy="false">)</mo>
        </mrow>
        <mo stretchy="false">=</mo>
        <mtext>M</mtext>
      </mrow>
      <mrow>
        <mo fence="true" stretchy="false">(</mo>
        <mrow>
          <mrow>
            <mi>S</mi>
            <mo stretchy="false">∘</mo>
            <mi>U</mi>
          </mrow>
        </mrow>
        <mo fence="true" stretchy="false">)</mo>
      </mrow>
    </mrow>
    <annotation encoding="StarMath 5.0">S "covers" U " " dlrarrow " " "M"(S) = "M"(S circ U)</annotation>
  </semantics>
</math>
</file>

<file path=Object 3/content.xml><?xml version="1.0" encoding="utf-8"?>
<math xmlns="http://www.w3.org/1998/Math/MathML" display="block">
  <semantics>
    <mrow>
      <mrow>
        <mo fence="true" stretchy="false">(</mo>
        <mrow>
          <mrow>
            <mo stretchy="false">∄</mo>
            <mrow>
              <mi>C</mi>
              <mo stretchy="false">∈</mo>
              <mi>S</mi>
            </mrow>
            <mi>'</mi>
            <mi mathvariant="normal">:</mi>
            <mrow>
              <mstyle mathvariant="bold">
                <mtext>Inv</mtext>
              </mstyle>
              <mo stretchy="false">∈</mo>
              <mi>C</mi>
            </mrow>
          </mrow>
        </mrow>
        <mo fence="true" stretchy="false">)</mo>
      </mrow>
      <mrow>
        <mtext>  </mtext>
        <mo stretchy="false">∧</mo>
        <mtext>  </mtext>
      </mrow>
      <mrow>
        <mo fence="true" stretchy="false">(</mo>
        <mrow>
          <mrow>
            <mo stretchy="false">∃</mo>
            <msub>
              <mi>C</mi>
              <mn>1</mn>
            </msub>
            <mn>...</mn>
            <msub>
              <mi>C</mi>
              <mi>m</mi>
            </msub>
            <mrow>
              <mtext> </mtext>
              <mo stretchy="false">∈</mo>
              <mtext> </mtext>
            </mrow>
            <mi>S</mi>
            <mi>'</mi>
            <mi mathvariant="normal">:</mi>
            <mtext>M</mtext>
            <mrow>
              <mrow>
                <mo fence="true" stretchy="false">(</mo>
                <mrow>
                  <mrow>
                    <msub>
                      <mi>C</mi>
                      <mn>1</mn>
                    </msub>
                    <mtext>and</mtext>
                    <mi>U</mi>
                    <mo stretchy="false">∘</mo>
                    <mn>...</mn>
                    <mo stretchy="false">∘</mo>
                    <msub>
                      <mi>C</mi>
                      <mi>m</mi>
                    </msub>
                    <mtext>and</mtext>
                    <mi>U</mi>
                  </mrow>
                </mrow>
                <mo fence="true" stretchy="false">)</mo>
              </mrow>
              <mo stretchy="false">=</mo>
              <mtext>M</mtext>
            </mrow>
            <mrow>
              <mo fence="true" stretchy="false">(</mo>
              <mrow>
                <mi>U</mi>
              </mrow>
              <mo fence="true" stretchy="false">)</mo>
            </mrow>
          </mrow>
        </mrow>
        <mo fence="true" stretchy="false">)</mo>
      </mrow>
    </mrow>
    <annotation encoding="StarMath 5.0">( notexists C in S' : bold "Inv" in C) "  "and"  " (exists C_1 ... C_m " " in " " S' : "M"(C_1 "and" U circ ... circ C_m "and" U) = "M"(U))</annotation>
  </semantics>
</math>
</file>

<file path=Object 4/content.xml><?xml version="1.0" encoding="utf-8"?>
<math xmlns="http://www.w3.org/1998/Math/MathML" display="block">
  <semantics>
    <mrow>
      <mtext>M</mtext>
      <mrow>
        <mo fence="true" stretchy="false">(</mo>
        <mrow>
          <mrow>
            <msub>
              <mi>C</mi>
              <mn>1</mn>
            </msub>
            <mo stretchy="false">∘</mo>
            <msub>
              <mi>C</mi>
              <mn>2</mn>
            </msub>
          </mrow>
        </mrow>
        <mo fence="true" stretchy="false">)</mo>
      </mrow>
      <mrow>
        <mtext> </mtext>
        <mo stretchy="false">=</mo>
        <mtext> </mtext>
      </mrow>
      <mtext>M</mtext>
      <mrow>
        <mrow>
          <mo fence="true" stretchy="false">(</mo>
          <mrow>
            <msub>
              <mi>C</mi>
              <mn>1</mn>
            </msub>
          </mrow>
          <mo fence="true" stretchy="false">)</mo>
        </mrow>
        <mo stretchy="false">∪</mo>
        <mtext>M</mtext>
      </mrow>
      <mrow>
        <mo fence="true" stretchy="false">(</mo>
        <mrow>
          <msub>
            <mi>C</mi>
            <mn>2</mn>
          </msub>
        </mrow>
        <mo fence="true" stretchy="false">)</mo>
      </mrow>
    </mrow>
    <annotation encoding="StarMath 5.0">"M"( C_1 circ C_2 ) " "=" " "M"( C_1 ) union "M"( C_2 )</annotation>
  </semantics>
</math>
</file>

<file path=Object 5/content.xml><?xml version="1.0" encoding="utf-8"?>
<math xmlns="http://www.w3.org/1998/Math/MathML" display="block">
  <semantics>
    <mrow>
      <msub>
        <mi>S</mi>
        <mn>1</mn>
      </msub>
      <mtext>covers</mtext>
      <msub>
        <mi>S</mi>
        <mn>2</mn>
      </msub>
      <mtext> </mtext>
      <mo stretchy="false">⇒</mo>
      <mtext> </mtext>
      <mtext>M</mtext>
      <mrow>
        <mrow>
          <mo fence="true" stretchy="false">(</mo>
          <mrow>
            <msub>
              <mi>S</mi>
              <mn>2</mn>
            </msub>
          </mrow>
          <mo fence="true" stretchy="false">)</mo>
        </mrow>
        <mo stretchy="false">⊆</mo>
        <mtext>M</mtext>
      </mrow>
      <mrow>
        <mo fence="true" stretchy="false">(</mo>
        <mrow>
          <msub>
            <mi>S</mi>
            <mn>1</mn>
          </msub>
        </mrow>
        <mo fence="true" stretchy="false">)</mo>
      </mrow>
    </mrow>
    <annotation encoding="StarMath 5.0">S_1 "covers" S_2 " "drarrow" " "M"( S_2 ) subseteq "M"( S_1 )</annotation>
  </semantics>
</math>
</file>

<file path=Object 6/content.xml><?xml version="1.0" encoding="utf-8"?>
<math xmlns="http://www.w3.org/1998/Math/MathML" display="block">
  <semantics>
    <mrow>
      <mtext>M</mtext>
      <mrow>
        <mo fence="true" stretchy="false">(</mo>
        <mrow>
          <mrow>
            <msub>
              <mi>C</mi>
              <mn>1</mn>
            </msub>
            <mtext>and</mtext>
            <msub>
              <mi>C</mi>
              <mn>2</mn>
            </msub>
          </mrow>
        </mrow>
        <mo fence="true" stretchy="false">)</mo>
      </mrow>
      <mrow>
        <mtext> </mtext>
        <mo stretchy="false">=</mo>
        <mtext> </mtext>
      </mrow>
      <mtext>M</mtext>
      <mrow>
        <mrow>
          <mo fence="true" stretchy="false">(</mo>
          <mrow>
            <msub>
              <mi>C</mi>
              <mn>1</mn>
            </msub>
          </mrow>
          <mo fence="true" stretchy="false">)</mo>
        </mrow>
        <mo stretchy="false">∩</mo>
        <mtext>M</mtext>
      </mrow>
      <mrow>
        <mo fence="true" stretchy="false">(</mo>
        <mrow>
          <msub>
            <mi>C</mi>
            <mn>2</mn>
          </msub>
        </mrow>
        <mo fence="true" stretchy="false">)</mo>
      </mrow>
    </mrow>
    <annotation encoding="StarMath 5.0">"M"( C_1 "and" C_2 ) " "=" " "M"( C_1 ) intersection "M"( C_2 )</annotation>
  </semantics>
</math>
</file>

<file path=Object 7/content.xml><?xml version="1.0" encoding="utf-8"?>
<math xmlns="http://www.w3.org/1998/Math/MathML" display="block">
  <semantics>
    <mrow>
      <mrow>
        <mstyle mathvariant="bold">
          <mi mathvariant="italic">Inv</mi>
        </mstyle>
        <mo stretchy="false">∈</mo>
        <mi>C</mi>
      </mrow>
      <mtext> </mtext>
      <mo stretchy="false">⇒</mo>
      <mtext> </mtext>
      <mtext>M</mtext>
      <mrow>
        <mrow>
          <mo fence="true" stretchy="false">(</mo>
          <mrow>
            <mi>C</mi>
          </mrow>
          <mo fence="true" stretchy="false">)</mo>
        </mrow>
        <mo stretchy="false">=</mo>
        <mrow>
          <mo fence="true" stretchy="false">{</mo>
          <mrow/>
          <mo fence="true" stretchy="false">}</mo>
        </mrow>
      </mrow>
    </mrow>
    <annotation encoding="StarMath 5.0">bold Inv in C " "drarrow" " "M"( C ) = lbrace rbrace </annotation>
  </semantics>
</math>
</file>

<file path=Object 8/content.xml><?xml version="1.0" encoding="utf-8"?>
<math xmlns="http://www.w3.org/1998/Math/MathML" display="block">
  <semantics>
    <mrow>
      <mtext>M</mtext>
      <mrow>
        <mrow>
          <mo fence="true" stretchy="false">(</mo>
          <mrow>
            <mrow>
              <msub>
                <mi>C</mi>
                <mn>1</mn>
              </msub>
              <mtext>or</mtext>
              <msub>
                <mi>C</mi>
                <mn>2</mn>
              </msub>
            </mrow>
          </mrow>
          <mo fence="true" stretchy="false">)</mo>
        </mrow>
        <mo stretchy="false">=</mo>
        <mtext>M</mtext>
      </mrow>
      <mrow>
        <mo fence="true" stretchy="false">(</mo>
        <mrow>
          <mrow>
            <msub>
              <mi>C</mi>
              <mn>1</mn>
            </msub>
            <mo stretchy="false">∘</mo>
            <msub>
              <mi>C</mi>
              <mn>2</mn>
            </msub>
          </mrow>
        </mrow>
        <mo fence="true" stretchy="false">)</mo>
      </mrow>
      <mtext> </mtext>
      <mo stretchy="false">⇔</mo>
      <mtext> </mtext>
      <mtext>M</mtext>
      <mrow>
        <mrow>
          <mo fence="true" stretchy="false">(</mo>
          <mrow>
            <mrow>
              <msub>
                <mi>C</mi>
                <mn>1</mn>
              </msub>
              <mo stretchy="false">∘</mo>
              <msub>
                <mi>C</mi>
                <mn>2</mn>
              </msub>
            </mrow>
          </mrow>
          <mo fence="true" stretchy="false">)</mo>
        </mrow>
        <mo stretchy="false">=</mo>
        <mrow>
          <mrow>
            <mo fence="true" stretchy="true">|</mo>
            <mrow>
              <mrow>
                <mtext>M</mtext>
                <mrow>
                  <mo fence="true" stretchy="false">(</mo>
                  <mrow>
                    <msub>
                      <mi>C</mi>
                      <mn>1</mn>
                    </msub>
                  </mrow>
                  <mo fence="true" stretchy="false">)</mo>
                </mrow>
              </mrow>
            </mrow>
            <mo fence="true" stretchy="true">|</mo>
          </mrow>
          <mo stretchy="false">+</mo>
          <mrow>
            <mo fence="true" stretchy="true">|</mo>
            <mrow>
              <mrow>
                <mtext>M</mtext>
                <mrow>
                  <mo fence="true" stretchy="false">(</mo>
                  <mrow>
                    <msub>
                      <mi>C</mi>
                      <mn>2</mn>
                    </msub>
                  </mrow>
                  <mo fence="true" stretchy="false">)</mo>
                </mrow>
              </mrow>
            </mrow>
            <mo fence="true" stretchy="true">|</mo>
          </mrow>
          <mo stretchy="false">−</mo>
          <mrow>
            <mo fence="true" stretchy="true">|</mo>
            <mrow>
              <mrow>
                <mtext>M</mtext>
                <mrow>
                  <mo fence="true" stretchy="false">(</mo>
                  <mrow>
                    <mrow>
                      <msub>
                        <mi>C</mi>
                        <mn>1</mn>
                      </msub>
                      <mtext>and</mtext>
                      <msub>
                        <mi>C</mi>
                        <mn>2</mn>
                      </msub>
                    </mrow>
                  </mrow>
                  <mo fence="true" stretchy="false">)</mo>
                </mrow>
              </mrow>
            </mrow>
            <mo fence="true" stretchy="true">|</mo>
          </mrow>
        </mrow>
      </mrow>
      <mrow>
        <mtext> </mtext>
        <mo stretchy="false">=</mo>
        <mtext> </mtext>
      </mrow>
      <mrow>
        <mo fence="true" stretchy="true">|</mo>
        <mrow>
          <mrow>
            <mtext>M</mtext>
            <mrow>
              <mo fence="true" stretchy="false">(</mo>
              <mrow>
                <mrow>
                  <msub>
                    <mi>C</mi>
                    <mn>1</mn>
                  </msub>
                  <mtext>or</mtext>
                  <msub>
                    <mi>C</mi>
                    <mn>2</mn>
                  </msub>
                </mrow>
              </mrow>
              <mo fence="true" stretchy="false">)</mo>
            </mrow>
          </mrow>
        </mrow>
        <mo fence="true" stretchy="true">|</mo>
      </mrow>
    </mrow>
    <annotation encoding="StarMath 5.0">"M"( C_1 "or" C_2 ) = "M"( C_1 circ C_2 ) " "dlrarrow" " "M"( C_1 circ C_2 ) = abs{ "M"(C_1) } + abs{ "M"(C_2) } - abs{ "M"(C_1 "and" C_2) } " "=" " abs{ "M"(C_1 "or" C_2) }</annotation>
  </semantics>
</math>
</file>

<file path=Object 9/content.xml><?xml version="1.0" encoding="utf-8"?>
<math xmlns="http://www.w3.org/1998/Math/MathML" display="block">
  <semantics>
    <mrow>
      <mo stretchy="false">∄</mo>
      <msub>
        <mi>C</mi>
        <mn>1,</mn>
      </msub>
      <mrow>
        <msub>
          <mi>C</mi>
          <mn>2</mn>
        </msub>
        <mo stretchy="false">∈</mo>
        <mi>S</mi>
      </mrow>
      <mi mathvariant="normal">:</mi>
      <mrow>
        <mstyle mathvariant="bold">
          <mtext>Inv</mtext>
        </mstyle>
        <mo stretchy="false">∉</mo>
        <mrow>
          <mo fence="true" stretchy="false">(</mo>
          <mrow>
            <mrow>
              <msub>
                <mi>C</mi>
                <mn>1</mn>
              </msub>
              <mtext>and</mtext>
              <msub>
                <mi>C</mi>
                <mn>2</mn>
              </msub>
            </mrow>
          </mrow>
          <mo fence="true" stretchy="false">)</mo>
        </mrow>
      </mrow>
    </mrow>
    <annotation encoding="StarMath 5.0">notexists C_1, C_2 in S : bold "Inv" notin ( C_1 "and" C_2 )</annotation>
  </semantics>
</math>
</file>